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adb6" officeooo:paragraph-rsid="001ead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№1</text:p>
      <text:p text:style-name="P1">ArrayList: Система Управления Объектами</text:p>
      <text:p text:style-name="P1">• Создайте класс, представляющий объект с несколькими атрибутами.</text:p>
      <text:p text:style-name="P1">• Создайте класс-менеджер, который использует ArrayList для хранения экземпляров этого объекта.</text:p>
      <text:p text:style-name="P1">• Реализуйте методы в классе-менеджере для добавления, удаления и поиска объектов в ArrayList. • Добавьте метод для вычисления некоторой общей характеристики всех объектов в списке (например, среднее значение одного из атрибутов).</text:p>
      <text:p text:style-name="P1">• Предусмотрите возможность вывода информации о каждом объекте из ArrayList в консоль.</text:p>
      <text:p text:style-name="P1"/>
      <text:p text:style-name="P1">Код:</text:p>
      <text:p text:style-name="P1">using System;</text:p>
      <text:p text:style-name="P1">using System.Collections.Generic;</text:p>
      <text:p text:style-name="P1">using System.Linq;</text:p>
      <text:p text:style-name="P1"/>
      <text:p text:style-name="P1">public class Student</text:p>
      <text:p text:style-name="P1">{</text:p>
      <text:p text:style-name="P1"><text:s text:c="4"/>public string Name { get; set; }</text:p>
      <text:p text:style-name="P1"><text:s text:c="4"/>public int Age { get; set; }</text:p>
      <text:p text:style-name="P1"><text:s text:c="4"/>public double Grade { get; set; }</text:p>
      <text:p text:style-name="P1"><text:s text:c="4"/>public string Major { get; set; }</text:p>
      <text:p text:style-name="P1"/>
      <text:p text:style-name="P1"><text:s text:c="4"/>// Конструктор</text:p>
      <text:p text:style-name="P1"><text:s text:c="4"/>public Student(string name, int age, double grade, string major)</text:p>
      <text:p text:style-name="P1"><text:s text:c="4"/>{</text:p>
      <text:p text:style-name="P1"><text:s text:c="8"/>Name = name;</text:p>
      <text:p text:style-name="P1"><text:s text:c="8"/>Age = age;</text:p>
      <text:p text:style-name="P1"><text:s text:c="8"/>Grade = grade;</text:p>
      <text:p text:style-name="P1"><text:s text:c="8"/>Major = major;</text:p>
      <text:p text:style-name="P1"><text:s text:c="4"/>}</text:p>
      <text:p text:style-name="P1"/>
      <text:p text:style-name="P1"><text:s text:c="4"/>// Метод для вывода информации</text:p>
      <text:p text:style-name="P1"><text:s text:c="4"/>public void DisplayInfo()</text:p>
      <text:p text:style-name="P1"><text:s text:c="4"/>{</text:p>
      <text:p text:style-name="P1"><text:s text:c="8"/>Console.WriteLine($"Студент: {Name}, Возраст: {Age}, Оценка: {Grade}, Специальность: {Major}");</text:p>
      <text:p text:style-name="P1"><text:s text:c="4"/>}</text:p>
      <text:p text:style-name="P1"/>
      <text:p text:style-name="P1"><text:s text:c="4"/>public override string ToString()</text:p>
      <text:p text:style-name="P1"><text:s text:c="4"/>{</text:p>
      <text:p text:style-name="P1"><text:s text:c="8"/>return $"Student{{Name='{Name}', Age={Age}, Grade={Grade}, Major='{Major}'}}";</text:p>
      <text:p text:style-name="P1"><text:s text:c="4"/>}</text:p>
      <text:p text:style-name="P1">}</text:p>
      <text:p text:style-name="P1">public class StudentManager</text:p>
      <text:p text:style-name="P1">{</text:p>
      <text:p text:style-name="P1"><text:s text:c="4"/>private List&lt;Student&gt; students;</text:p>
      <text:p text:style-name="P1"/>
      <text:p text:style-name="P1"><text:s text:c="4"/>// Конструктор</text:p>
      <text:p text:style-name="P1"><text:s text:c="4"/>public StudentManager()</text:p>
      <text:p text:style-name="P1"><text:s text:c="4"/>{</text:p>
      <text:p text:style-name="P1"><text:s text:c="8"/>this.students = new List&lt;Student&gt;();</text:p>
      <text:p text:style-name="P1"><text:s text:c="4"/>}</text:p>
      <text:p text:style-name="P1"><text:soft-page-break/></text:p>
      <text:p text:style-name="P1"><text:s text:c="4"/>// Метод для добавления студента</text:p>
      <text:p text:style-name="P1"><text:s text:c="4"/>public void AddStudent(Student student)</text:p>
      <text:p text:style-name="P1"><text:s text:c="4"/>{</text:p>
      <text:p text:style-name="P1"><text:s text:c="8"/>students.Add(student);</text:p>
      <text:p text:style-name="P1"><text:s text:c="8"/>Console.WriteLine($"Студент {student.Name} успешно добавлен.");</text:p>
      <text:p text:style-name="P1"><text:s text:c="4"/>}</text:p>
      <text:p text:style-name="P1"/>
      <text:p text:style-name="P1"><text:s text:c="4"/>// Метод для добавления студента с параметрами</text:p>
      <text:p text:style-name="P1"><text:s text:c="4"/>public void AddStudent(string name, int age, double grade, string major)</text:p>
      <text:p text:style-name="P1"><text:s text:c="4"/>{</text:p>
      <text:p text:style-name="P1"><text:s text:c="8"/>Student student = new Student(name, age, grade, major);</text:p>
      <text:p text:style-name="P1"><text:s text:c="8"/>students.Add(student);</text:p>
      <text:p text:style-name="P1"><text:s text:c="8"/>Console.WriteLine($"Студент {name} успешно добавлен.");</text:p>
      <text:p text:style-name="P1"><text:s text:c="4"/>}</text:p>
      <text:p text:style-name="P1"/>
      <text:p text:style-name="P1"><text:s text:c="4"/>// Метод для удаления студента по имени</text:p>
      <text:p text:style-name="P1"><text:s text:c="4"/>public bool RemoveStudentByName(string name)</text:p>
      <text:p text:style-name="P1"><text:s text:c="4"/>{</text:p>
      <text:p text:style-name="P1"><text:s text:c="8"/>var studentToRemove = students.FirstOrDefault(s =&gt; s.Name.Equals(name, StringComparison.OrdinalIgnoreCase));</text:p>
      <text:p text:style-name="P1"><text:s text:c="8"/>if (studentToRemove != null)</text:p>
      <text:p text:style-name="P1"><text:s text:c="8"/>{</text:p>
      <text:p text:style-name="P1"><text:s text:c="12"/>students.Remove(studentToRemove);</text:p>
      <text:p text:style-name="P1"><text:s text:c="12"/>Console.WriteLine($"Студент {name} успешно удален.");</text:p>
      <text:p text:style-name="P1"><text:s text:c="12"/>return true;</text:p>
      <text:p text:style-name="P1"><text:s text:c="8"/>}</text:p>
      <text:p text:style-name="P1"><text:s text:c="8"/>Console.WriteLine($"Студент с именем {name} не найден.");</text:p>
      <text:p text:style-name="P1"><text:s text:c="8"/>return false;</text:p>
      <text:p text:style-name="P1"><text:s text:c="4"/>}</text:p>
      <text:p text:style-name="P1"/>
      <text:p text:style-name="P1"><text:s text:c="4"/>// Метод для удаления студента по индексу</text:p>
      <text:p text:style-name="P1"><text:s text:c="4"/>public bool RemoveStudentByIndex(int index)</text:p>
      <text:p text:style-name="P1"><text:s text:c="4"/>{</text:p>
      <text:p text:style-name="P1"><text:s text:c="8"/>if (index &gt;= 0 &amp;&amp; index &lt; students.Count)</text:p>
      <text:p text:style-name="P1"><text:s text:c="8"/>{</text:p>
      <text:p text:style-name="P1"><text:s text:c="12"/>Student removedStudent = students[index];</text:p>
      <text:p text:style-name="P1"><text:s text:c="12"/>students.RemoveAt(index);</text:p>
      <text:p text:style-name="P1"><text:s text:c="12"/>Console.WriteLine($"Студент {removedStudent.Name} успешно удален.");</text:p>
      <text:p text:style-name="P1"><text:s text:c="12"/>return true;</text:p>
      <text:p text:style-name="P1"><text:s text:c="8"/>}</text:p>
      <text:p text:style-name="P1"><text:s text:c="8"/>else</text:p>
      <text:p text:style-name="P1"><text:s text:c="8"/>{</text:p>
      <text:p text:style-name="P1"><text:s text:c="12"/>Console.WriteLine($"Неверный индекс: {index}");</text:p>
      <text:p text:style-name="P1"><text:s text:c="12"/>return false;</text:p>
      <text:p text:style-name="P1"><text:s text:c="8"/>}</text:p>
      <text:p text:style-name="P1"><text:s text:c="4"/>}</text:p>
      <text:p text:style-name="P1"/>
      <text:p text:style-name="P1"><text:s text:c="4"/>// Метод для поиска студента по имени</text:p>
      <text:p text:style-name="P1"><text:s text:c="4"/>public Student FindStudentByName(string name)</text:p>
      <text:p text:style-name="P1"><text:s text:c="4"/>{</text:p>
      <text:p text:style-name="P1"><text:soft-page-break/><text:s text:c="8"/>return students.FirstOrDefault(s =&gt; s.Name.Equals(name, StringComparison.OrdinalIgnoreCase));</text:p>
      <text:p text:style-name="P1"><text:s text:c="4"/>}</text:p>
      <text:p text:style-name="P1"/>
      <text:p text:style-name="P1"><text:s text:c="4"/>// Метод для поиска студентов по специальности</text:p>
      <text:p text:style-name="P1"><text:s text:c="4"/>public List&lt;Student&gt; FindStudentsByMajor(string major)</text:p>
      <text:p text:style-name="P1"><text:s text:c="4"/>{</text:p>
      <text:p text:style-name="P1"><text:s text:c="8"/>return students.Where(s =&gt; s.Major.Equals(major, StringComparison.OrdinalIgnoreCase)).ToList();</text:p>
      <text:p text:style-name="P1"><text:s text:c="4"/>}</text:p>
      <text:p text:style-name="P1"/>
      <text:p text:style-name="P1"><text:s text:c="4"/>// Метод для вычисления среднего возраста</text:p>
      <text:p text:style-name="P1"><text:s text:c="4"/>public double CalculateAverageAge()</text:p>
      <text:p text:style-name="P1"><text:s text:c="4"/>{</text:p>
      <text:p text:style-name="P1"><text:s text:c="8"/>if (students.Count == 0)</text:p>
      <text:p text:style-name="P1"><text:s text:c="8"/>{</text:p>
      <text:p text:style-name="P1"><text:s text:c="12"/>return 0.0;</text:p>
      <text:p text:style-name="P1"><text:s text:c="8"/>}</text:p>
      <text:p text:style-name="P1"><text:s text:c="8"/>return students.Average(s =&gt; s.Age);</text:p>
      <text:p text:style-name="P1"><text:s text:c="4"/>}</text:p>
      <text:p text:style-name="P1"/>
      <text:p text:style-name="P1"><text:s text:c="4"/>// Метод для вычисления средней оценки</text:p>
      <text:p text:style-name="P1"><text:s text:c="4"/>public double CalculateAverageGrade()</text:p>
      <text:p text:style-name="P1"><text:s text:c="4"/>{</text:p>
      <text:p text:style-name="P1"><text:s text:c="8"/>if (students.Count == 0)</text:p>
      <text:p text:style-name="P1"><text:s text:c="8"/>{</text:p>
      <text:p text:style-name="P1"><text:s text:c="12"/>return 0.0;</text:p>
      <text:p text:style-name="P1"><text:s text:c="8"/>}</text:p>
      <text:p text:style-name="P1"><text:s text:c="8"/>return students.Average(s =&gt; s.Grade);</text:p>
      <text:p text:style-name="P1"><text:s text:c="4"/>}</text:p>
      <text:p text:style-name="P1"/>
      <text:p text:style-name="P1"><text:s text:c="4"/>// Метод для вывода информации о всех студентах</text:p>
      <text:p text:style-name="P1"><text:s text:c="4"/>public void DisplayAllStudents()</text:p>
      <text:p text:style-name="P1"><text:s text:c="4"/>{</text:p>
      <text:p text:style-name="P1"><text:s text:c="8"/>if (students.Count == 0)</text:p>
      <text:p text:style-name="P1"><text:s text:c="8"/>{</text:p>
      <text:p text:style-name="P1"><text:s text:c="12"/>Console.WriteLine("Список студентов пуст.");</text:p>
      <text:p text:style-name="P1"><text:s text:c="12"/>return;</text:p>
      <text:p text:style-name="P1"><text:s text:c="8"/>}</text:p>
      <text:p text:style-name="P1"/>
      <text:p text:style-name="P1"><text:s text:c="8"/>Console.WriteLine("\n СПИСОК ВСЕХ СТУДЕНТОВ ");</text:p>
      <text:p text:style-name="P1"><text:s text:c="8"/>for (int i = 0; i &lt; students.Count; i++)</text:p>
      <text:p text:style-name="P1"><text:s text:c="8"/>{</text:p>
      <text:p text:style-name="P1"><text:s text:c="12"/>Console.Write($"{i + 1}. ");</text:p>
      <text:p text:style-name="P1"><text:s text:c="12"/>students[i].DisplayInfo();</text:p>
      <text:p text:style-name="P1"><text:s text:c="8"/>}</text:p>
      <text:p text:style-name="P1"><text:s text:c="8"/>Console.WriteLine("____________________________\n");</text:p>
      <text:p text:style-name="P1"><text:s text:c="4"/>}</text:p>
      <text:p text:style-name="P1"/>
      <text:p text:style-name="P1"><text:s text:c="4"/>// Метод для получения количества студентов</text:p>
      <text:p text:style-name="P1"><text:s text:c="4"/>public int GetStudentCount()</text:p>
      <text:p text:style-name="P1"><text:s text:c="4"/>{</text:p>
      <text:p text:style-name="P1"><text:soft-page-break/><text:s text:c="8"/>return students.Count;</text:p>
      <text:p text:style-name="P1"><text:s text:c="4"/>}</text:p>
      <text:p text:style-name="P1"/>
      <text:p text:style-name="P1"><text:s text:c="4"/>// Метод для очистки списка</text:p>
      <text:p text:style-name="P1"><text:s text:c="4"/>public void ClearAllStudents()</text:p>
      <text:p text:style-name="P1"><text:s text:c="4"/>{</text:p>
      <text:p text:style-name="P1"><text:s text:c="8"/>students.Clear();</text:p>
      <text:p text:style-name="P1"><text:s text:c="8"/>Console.WriteLine("Все студенты удалены из списка.");</text:p>
      <text:p text:style-name="P1"><text:s text:c="4"/>}</text:p>
      <text:p text:style-name="P1">}</text:p>
      <text:p text:style-name="P1"/>
      <text:p text:style-name="P1">class Program</text:p>
      <text:p text:style-name="P1">{</text:p>
      <text:p text:style-name="P1"><text:s text:c="4"/>static void Main(string[] args)</text:p>
      <text:p text:style-name="P1"><text:s text:c="4"/>{</text:p>
      <text:p text:style-name="P1"><text:s text:c="8"/>// Создаем менеджер студентов</text:p>
      <text:p text:style-name="P1"><text:s text:c="8"/>StudentManager manager = new StudentManager();</text:p>
      <text:p text:style-name="P1"/>
      <text:p text:style-name="P1"><text:s text:c="8"/>// Добавляем студентов</text:p>
      <text:p text:style-name="P1"><text:s text:c="8"/>Console.WriteLine(" ДОБАВЛЕНИЕ СТУДЕНТОВ ");</text:p>
      <text:p text:style-name="P1"><text:s text:c="8"/>manager.AddStudent(new Student("Иван Петров", 20, 4.5, "Информатика"));</text:p>
      <text:p text:style-name="P1"><text:s text:c="8"/>manager.AddStudent(new Student("Мария Сидорова", 19, 4.8, "Математика"));</text:p>
      <text:p text:style-name="P1"><text:s text:c="8"/>manager.AddStudent(new Student("Алексей Козлов", 21, 3.9, "Физика"));</text:p>
      <text:p text:style-name="P1"><text:s text:c="8"/>manager.AddStudent("Елена Николаева", 22, 4.2, "Информатика");</text:p>
      <text:p text:style-name="P1"/>
      <text:p text:style-name="P1"><text:s text:c="8"/>// Выводим всех студентов</text:p>
      <text:p text:style-name="P1"><text:s text:c="8"/>manager.DisplayAllStudents();</text:p>
      <text:p text:style-name="P1"/>
      <text:p text:style-name="P1"><text:s text:c="8"/>// Поиск студента по имени</text:p>
      <text:p text:style-name="P1"><text:s text:c="8"/>Console.WriteLine(" ПОИСК СТУДЕНТА ");</text:p>
      <text:p text:style-name="P1"><text:s text:c="8"/>Student foundStudent = manager.FindStudentByName("Мария Сидорова");</text:p>
      <text:p text:style-name="P1"><text:s text:c="8"/>if (foundStudent != null)</text:p>
      <text:p text:style-name="P1"><text:s text:c="8"/>{</text:p>
      <text:p text:style-name="P1"><text:s text:c="12"/>Console.Write("Найден студент: ");</text:p>
      <text:p text:style-name="P1"><text:s text:c="12"/>foundStudent.DisplayInfo();</text:p>
      <text:p text:style-name="P1"><text:s text:c="8"/>}</text:p>
      <text:p text:style-name="P1"/>
      <text:p text:style-name="P1"><text:s text:c="8"/>// Поиск студентов по специальности</text:p>
      <text:p text:style-name="P1"><text:s text:c="8"/>Console.WriteLine("\n ПОИСК ПО СПЕЦИАЛЬНОСТИ ");</text:p>
      <text:p text:style-name="P1"><text:s text:c="8"/>List&lt;Student&gt; csStudents = manager.FindStudentsByMajor("Информатика");</text:p>
      <text:p text:style-name="P1"><text:s text:c="8"/>Console.WriteLine("Студенты специальности 'Информатика':");</text:p>
      <text:p text:style-name="P1"><text:s text:c="8"/>foreach (Student student in csStudents)</text:p>
      <text:p text:style-name="P1"><text:s text:c="8"/>{</text:p>
      <text:p text:style-name="P1"><text:s text:c="12"/>student.DisplayInfo();</text:p>
      <text:p text:style-name="P1"><text:s text:c="8"/>}</text:p>
      <text:p text:style-name="P1"/>
      <text:p text:style-name="P1"><text:s text:c="8"/>// Вычисление средних значений</text:p>
      <text:p text:style-name="P1"><text:s text:c="8"/>Console.WriteLine("\n СТАТИСТИКА ");</text:p>
      <text:p text:style-name="P1"><text:s text:c="8"/>Console.WriteLine($"Средний возраст студентов: {manager.CalculateAverageAge():F2} лет");</text:p>
      <text:p text:style-name="P1"><text:s text:c="8"/>Console.WriteLine($"Средняя оценка студентов: {manager.CalculateAverageGrade():F2}");</text:p>
      <text:p text:style-name="P1"><text:s text:c="8"/>Console.WriteLine($"Общее количество студентов: {manager.GetStudentCount()}");</text:p>
      <text:p text:style-name="P1"><text:soft-page-break/></text:p>
      <text:p text:style-name="P1"><text:s text:c="8"/>// Удаление студента</text:p>
      <text:p text:style-name="P1"><text:s text:c="8"/>Console.WriteLine("\n УДАЛЕНИЕ СТУДЕНТА ");</text:p>
      <text:p text:style-name="P1"><text:s text:c="8"/>manager.RemoveStudentByName("Алексей Козлов");</text:p>
      <text:p text:style-name="P1"/>
      <text:p text:style-name="P1"><text:s text:c="8"/>// Выводим обновленный список</text:p>
      <text:p text:style-name="P1"><text:s text:c="8"/>manager.DisplayAllStudents();</text:p>
      <text:p text:style-name="P1"/>
      <text:p text:style-name="P1"><text:s text:c="8"/>// Обновленная статистика</text:p>
      <text:p text:style-name="P1"><text:s text:c="8"/>Console.WriteLine(" ОБНОВЛЕННАЯ СТАТИСТИКА ");</text:p>
      <text:p text:style-name="P1"><text:s text:c="8"/>Console.WriteLine($"Средний возраст студентов: {manager.CalculateAverageAge():F2} лет");</text:p>
      <text:p text:style-name="P1"><text:s text:c="8"/>Console.WriteLine($"Средняя оценка студентов: {manager.CalculateAverageGrade():F2}");</text:p>
      <text:p text:style-name="P1"><text:s text:c="8"/>Console.WriteLine($"Общее количество студентов: {manager.GetStudentCount()}")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14:35:22.692270845</meta:creation-date>
    <dc:date>2025-10-20T14:38:34.805006828</dc:date>
    <meta:editing-duration>PT3M12S</meta:editing-duration>
    <meta:editing-cycles>1</meta:editing-cycles>
    <meta:document-statistic meta:table-count="0" meta:image-count="0" meta:object-count="0" meta:page-count="5" meta:paragraph-count="187" meta:word-count="624" meta:character-count="6633" meta:non-whitespace-character-count="5048"/>
    <meta:generator>LibreOffice/24.8.4.1$Linux_X86_64 LibreOffice_project/480$Build-1</meta:generator>
  </office:meta>
</office:document-meta>
</file>